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1c4d4" officeooo:paragraph-rsid="0001c4d4" style:font-name-asian="Roboto Light1" style:font-name-complex="Roboto Light1"/>
    </style:style>
    <style:style style:name="P3" style:family="paragraph" style:parent-style-name="Standard" style:list-style-name="L1">
      <style:text-properties style:font-name="Roboto Light" officeooo:rsid="0001c4d4" officeooo:paragraph-rsid="0001c4d4" style:font-name-asian="Roboto Light1" style:font-name-complex="Roboto Light1"/>
    </style:style>
    <style:style style:name="P4" style:family="paragraph" style:parent-style-name="Standard">
      <style:text-properties style:font-name="Roboto Light" style:font-name-asian="Roboto Light1" style:font-name-complex="Roboto Light1"/>
    </style:style>
    <style:style style:name="P5" style:family="paragraph" style:parent-style-name="Standard">
      <style:text-properties style:font-name="Roboto" fo:font-size="12pt" officeooo:rsid="0001c4d4" officeooo:paragraph-rsid="0001c4d4" style:font-name-asian="Roboto1" style:font-size-asian="12pt" style:font-name-complex="Roboto1" style:font-size-complex="12pt"/>
    </style:style>
    <style:style style:name="T1" style:family="text">
      <style:text-properties officeooo:rsid="0001c4d4"/>
    </style:style>
    <style:style style:name="T2" style:family="text">
      <style:text-properties style:text-position="super 58%" officeooo:rsid="0001c4d4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 &amp; Health 4</text:span> | <text:span text:style-name="T1">3</text:span><text:span text:style-name="T2">rd</text:span><text:span text:style-name="T1"> </text:span>Quarter</text:p>
      <text:p text:style-name="P5">WW3: Aquatic Activities</text:p>
      <text:p text:style-name="P2">January 27 2022</text:p>
      <text:p text:style-name="P4"/>
      <text:list xml:id="list440828264" text:style-name="L1">
        <text:list-item>
          <text:p text:style-name="P3">According to our presentation there are three systems of our body that can be developed in various swimming activities. Name the following and give a concrete example each.<text:line-break/><text:line-break/><text:line-break/></text:p>
        </text:list-item>
        <text:list-item>
          <text:p text:style-name="P3">Besides swimming, give other Aquatic Activities that you want to try after the pandemic. Do research, post a photo, and describe your chosen activity. You may include the gear to use and its benefits.<text:line-break/><text:line-break/>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1-27T18:12:58.303815941</meta:creation-date>
    <meta:editing-duration>PT3M21S</meta:editing-duration>
    <meta:editing-cycles>2</meta:editing-cycles>
    <dc:date>2022-01-27T18:16:09.337524315</dc:date>
    <meta:document-statistic meta:table-count="0" meta:image-count="0" meta:object-count="0" meta:page-count="1" meta:paragraph-count="5" meta:word-count="77" meta:character-count="447" meta:non-whitespace-character-count="371"/>
    <meta:template xlink:type="simple" xlink:actuate="onRequest" xlink:title="BAG3 Template" xlink:href="../../../../../../../../.config/libreoffice/4/user/template/BAG3%20Template.ott" meta:date="2022-01-27T18:12:50.941030759"/>
  </office:meta>
</office:document-meta>
</file>